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ssistance service">
        <table:table-row>
          <table:table-cell office:value-type="string">
            <text:p>Technical Support: Mail setup on iPhone</text:p>
          </table:table-cell>
          <table:table-cell office:value-type="string">
            <text:p>DESCRIPTION:
 
To add your Alice mail account on iPhone, tap the Settings icon from the menu.
 
In the Settings:
 
choose the voice mail, contacts, calendars
then Add Account ...
from the list of providers go More.
 
Touch Add account Mail
fill in the fields with your details of the Alice mailbox.
 
Name: Enter a name of your choice;
Address: your full address of the domain @ alice.it;
Password: enter your email password;
Description: Enter a name to specify this account (Alice, Home, Office, ...).
Finally, tap the Next button:
 
The iPhone in the next steps automatically checks the account's existence and proper functioning of the incoming mail server and outgoing:
 
To access the mailbox tap the Mail icon from the main menu and select your account.
 
N.B. iPhone configures your alice box automatically according to the protocol IMAPche keeps synchronized your mail with the mail server; in this way also delete your messages from the server occurs only when you make cancellation iPhone. We'll want to keep this setting.
 
If you need to configure the email on POP3 protocol click below on 'Configure POP3'
 
If you still find it difficult in the configuration, we inform you that our service is available for a fee PC SOS Service: technical agree a personalized intervention personnel to optimally configure your iPhone.</text:p>
          </table:table-cell>
          <table:table-cell office:value-type="string">
            <text:p/>
          </table:table-cell>
        </table:table-row>
        <table:table-row>
          <table:table-cell office:value-type="string">
            <text:p>Smart Life: Accessing TIMgames</text:p>
          </table:table-cell>
          <table:table-cell office:value-type="string">
            <text:p>DESCRIPTION:
 
You can access the TIMgames service in the following ways:
 
Smartphone and Tablet Android:
 
mobile version www.timgames.it
TIMgames app downloadable from Google Play;
N.B .: With the subscription I love Games promo Active can download from TIMgames all the games you want on your Smartphone / Tablet.
 
Apple and Windows Phone:
 
mobile version www.timgames.it
N.B .: With the subscription I love Games promo active TIMgames can access and play all the games you want with your Smartphone / Tablet.
 
With TIMgames it is very simple to play, your Smartphone / Tablet are recognized automatically and displays only compatible games.</text:p>
          </table:table-cell>
          <table:table-cell office:value-type="string">
            <text:p/>
          </table:table-cell>
        </table:table-row>
        <table:table-row>
          <table:table-cell office:value-type="string">
            <text:p>Online buying guide</text:p>
          </table:table-cell>
          <table:table-cell office:value-type="string">
            <text:p>- What you can buy on tim.it site?
 
Through TIM web site you can:
 
recharge the credit of your line and mobile TIM
activate a new mobile line, fixed or both
make a change is Operator for the movable line, that for the fixed line.
buy products such as smartphones, cordless, corded and other innovative products for your home line and mobile
buying tariff options, if you are already a customer
The service of "Online Reload", available for customers of prepaid mobile service, allows you to recharge from 6 to € 150 telephone traffic at no cost Charging (the cut is made from 6 € 5 € credit + 50 MMS towards all). The service is available 24 hours every 24 days. Charging is made available as telephone traffic purchased within 48 hours and at least 15 minutes after the confirmation of Reload online on the site. Telecom Italy S.p.A. accepts no responsibility for incorrect entries in the telephone number to recharge. you can decide whether to store for the charging operations, the amount of prepaid traffic present on the telephone line to be charged shall not exceed the maximum threshold of € 1000 .For the recharges made under certified area (by inserting a username and password), the data of your credit card for future refills.</text:p>
          </table:table-cell>
          <table:table-cell office:value-type="string">
            <text:p>- I have to be TIM customers to buy on the site? I have to register to buy?
 
You can buy on tim.it even if you have no business TIM. Moreover, you need not be registered to make a purchase. Only the purchase of pricing options for your Mobile online requires registration, to enable the option on the line for you letterhead. In all cases, if you are a registered customer you can access and purchase more quickly, by not having to re-enter each time your personal details.
 
 </text:p>
          </table:table-cell>
        </table:table-row>
        <table:table-row>
          <table:table-cell office:value-type="string">
            <text:p>Costs and payments: Request a refund</text:p>
          </table:table-cell>
          <table:table-cell office:value-type="string">
            <text:p>Description
 
Reimbursement for double payment 
If you request a refund for an already made payment, call the Customer Service 187. You will be asked to leave your telephone number and we will contact you within four working days, from our administrative office to check the data relating to payments made and possibly to agree the procedures for reimbursement.
 
Reimbursement for advance national conversations 
If you have subscribed to the service direct debit of your invoice and you still is not credited reimbursement for advance conversations, call the Customer Service 187. Our operators will carry with you all the necessary checks.
 
For negative invoice reimbursement 
To learn about time and method of repayment, call the Customer Service 187. Our operators will carry with you all the necessary checks.</text:p>
          </table:table-cell>
          <table:table-cell office:value-type="string">
            <text:p/>
          </table:table-cell>
        </table:table-row>
        <table:table-row>
          <table:table-cell office:value-type="string">
            <text:p>Costs and payments: Call details to Cust</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row>
          <table:table-cell office:value-type="string">
            <text:p>Costs and payments</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
      <table:table table:name="device">
        <table:table-row>
          <table:table-cell office:value-type="string">
            <text:p>iPad Pro 9.7" 256 GB</text:p>
          </table:table-cell>
          <table:table-cell office:value-type="string">
            <text:p>iPad Pro 9.7 "is a concentration of portability and performance. It is often only 6.1 mm and weighs less than 500 grams, but the Retina display brighter and evolved ever: with its True Tone sensors adapts to ambient light, so the eyes do not get tired. The powerful 64-bit desktop chip A9X level audio to four speakers, iSight camera and FaceTime HD camera, fingerprint sensor Touch ID, ultra-fast connections over Wi-Fi and 4G LTE and up to 10 hours of battery life. </text:p>
          </table:table-cell>
          <table:table-cell office:value-type="string">
            <text:p>• Retina display 9.7 "(diagonal) with True Tone and anti-reflection coating
• A9 chip with 64-bit architecture of desktop level
• Fingerprint sensor Touch ID
• ISight video camera 12MP with 4K
• FaceTime HD camera (5MP photos)</text:p>
          </table:table-cell>
          <table:table-cell office:value-type="float" office:value="1200">
            <text:p>1200</text:p>
          </table:table-cell>
          <table:table-cell office:value-type="string">
            <text:p>NULL</text:p>
          </table:table-cell>
          <table:table-cell office:value-type="string">
            <text:p>Tablets</text:p>
          </table:table-cell>
          <table:table-cell office:value-type="string">
            <text:p>http://hypproject.altervista.org/immagini/Devices/tablet/APPLE_IPAD_97_spacegrey_01.jpg</text:p>
          </table:table-cell>
          <table:table-cell office:value-type="string">
            <text:p>http://hypproject.altervista.org/immagini/Devices/tablet/iPad_Pro_9.7_256_GB.jpg</text:p>
          </table:table-cell>
          <table:table-cell office:value-type="string">
            <text:p>iOS</text:p>
          </table:table-cell>
        </table:table-row>
        <table:table-row>
          <table:table-cell office:value-type="string">
            <text:p>Samsung S7 Edge</text:p>
          </table:table-cell>
          <table:table-cell office:value-type="string">
            <text:p>Technology		4G cat.9 / HSDPA42UMTS / EDGE / GPRS Frequencies 
Connectivity		Wi-Fi - Bluetooth - Micro USB - NFC
Display		5.5 "16 million color touch
Camera		12 Mpixels / Flash
Internal memory	32GB
Supplied		Charger - microUSB Data Cable - Stereo Headset - Quick Reference Guide 
Dimensions		150,9x72,6x7,7 mm
 
 </text:p>
          </table:table-cell>
          <table:table-cell office:value-type="string">
            <text:p>• Operating System Android 6.0
• Display 5.5 "
• OctaCore processor (QuadCore 2.3  GHz QuadCore + 1.6 Ghz)</text:p>
          </table:table-cell>
          <table:table-cell office:value-type="float" office:value="829">
            <text:p>829</text:p>
          </table:table-cell>
          <table:table-cell office:value-type="string">
            <text:p>NULL</text:p>
          </table:table-cell>
          <table:table-cell office:value-type="string">
            <text:p>Smartphones</text:p>
          </table:table-cell>
          <table:table-cell office:value-type="string">
            <text:p>http://hypproject.altervista.org/immagini/Devices/smartphone/SAMSUNG_S7edge_Black_front.jpg</text:p>
          </table:table-cell>
          <table:table-cell office:value-type="string">
            <text:p>http://hypproject.altervista.org/immagini/Devices/smartphone/SAMSUNG_S7edge_Black_side2.jpg</text:p>
          </table:table-cell>
          <table:table-cell office:value-type="string">
            <text:p>Android</text:p>
          </table:table-cell>
        </table:table-row>
        <table:table-row>
          <table:table-cell office:value-type="string">
            <text:p>Huawei P9</text:p>
          </table:table-cell>
          <table:table-cell office:value-type="string">
            <text:p>PREMIUM. ELEGANT. STYLISH.
Huawei P9 in its design lines with a strong visual impact, characterized by diamond-cut edges and rounded to perfection. The smartphone has a unibody aerospace aluminum and glass upgraded 2.5D, and is available in two colors: Titanium Grey and Mystic Silver.
 
LIGHT DISPLAY AND THE INTENSE COLOURS
With a 96% color gamut, stunning Full HD IPS display, 5.2 "allows you to discover a world full of intense colors and more natural.
 
AN INNOVATIVE SYSTEM WITH DOUBLE CAMERA, A UNIQUE COLLABORATION
The cooperation between Huawei and Leica has created a smartphone with dual camera. The result: more photo and video sensational brightness and sharpness.
 
INNOVATIVE SYSTEM WITH DOUBLE CAMERA
Huawei P9 is capable of capturing images with bright colors while ensuring a yield extraordinary black and white; all with the timeless style of Leica.La technology with dual Huawei P9 camera allows you to capture a larger amount of light, combining the best qualities of color acquired from RGB sensor with details obtained from the sensor in black and white. All to ensure maximum results with every shot.</text:p>
          </table:table-cell>
          <table:table-cell office:value-type="string">
            <text:p>• Operating System Android 6.0
• Full HD IPS display 5.2 ''
• Dual Camera Leica 12 Mpxl Dual Flash + Front 8 Mpxl
• Kirin 955 processor - Octa-Core</text:p>
          </table:table-cell>
          <table:table-cell office:value-type="float" office:value="599">
            <text:p>599</text:p>
          </table:table-cell>
          <table:table-cell office:value-type="string">
            <text:p>NULL</text:p>
          </table:table-cell>
          <table:table-cell office:value-type="string">
            <text:p>Smartphones</text:p>
          </table:table-cell>
          <table:table-cell office:value-type="string">
            <text:p>http://hypproject.altervista.org/immagini/Devices/smartphone/huawei-p9-grey-01.jpg</text:p>
          </table:table-cell>
          <table:table-cell office:value-type="string">
            <text:p>http://hypproject.altervista.org/immagini/Devices/smartphone/huawei-p9-grey-03.jpg</text:p>
          </table:table-cell>
          <table:table-cell office:value-type="string">
            <text:p>Android</text:p>
          </table:table-cell>
        </table:table-row>
        <table:table-row>
          <table:table-cell office:value-type="string">
            <text:p>iPhone 6S</text:p>
          </table:table-cell>
          <table:table-cell office:value-type="string">
            <text:p>Retina HD display, 4.7 "3D Touch. 7000 series aluminum and more resistant glass. 
A9 chip with 64-bit architecture of desktop level. 
New iSight camera with 12MP Live Photos. Touch ID. 
Wi-Fi connections and 4G LTE . 
And yet, iOS 9 and iCloud. All in a sleek unibody.</text:p>
          </table:table-cell>
          <table:table-cell office:value-type="string">
            <text:p>• 4GPLUS
• Retina HD display 4.7 "(diagonal) with a resolution of 1334x750 px
• Touch 3D
• A9 chip with integrated coprocessor M9  movement
• 12 megapixel iSight camera with Focus   Pixels, True Tone Flash and Live Photos
9 iOS and iCloud</text:p>
          </table:table-cell>
          <table:table-cell office:value-type="float" office:value="789">
            <text:p>789</text:p>
          </table:table-cell>
          <table:table-cell office:value-type="float" office:value="1">
            <text:p>1</text:p>
          </table:table-cell>
          <table:table-cell office:value-type="string">
            <text:p>Smartphones</text:p>
          </table:table-cell>
          <table:table-cell office:value-type="string">
            <text:p>http://hypproject.altervista.org/immagini/Devices/smartphone/apple-iPhone6s_Gld-1.jpg</text:p>
          </table:table-cell>
          <table:table-cell office:value-type="string">
            <text:p>http://hypproject.altervista.org/immagini/Devices/smartphone/iphone6s.png</text:p>
          </table:table-cell>
          <table:table-cell office:value-type="string">
            <text:p>iOS</text:p>
          </table:table-cell>
        </table:table-row>
        <table:table-row>
          <table:table-cell office:value-type="string">
            <text:p>Apple iPad Pro 128 GB</text:p>
          </table:table-cell>
          <table:table-cell office:value-type="string">
            <text:p>With iPad you've discovered a whole new world, simple and addictive. Today iPad Pro, with improved multi-touch technology, its large Retina Display 12.9 ", and the CPU performance almost doubled compared to the iPad Air 2, is ready to once again broaden your horizons. It is not only bigger, it's an iPad that allows you to work and create in a whole new dimension as you have never done before.
 </text:p>
          </table:table-cell>
          <table:table-cell office:value-type="string">
            <text:p>• Wi-Fi + Cellular (4G LTE)
•Retina Display 12.9 "(2732x2048) LED IPS
• Operating System iOS 9 (M9 co-processor)
• 8 megapixel iSight camera</text:p>
          </table:table-cell>
          <table:table-cell office:value-type="float" office:value="1250">
            <text:p>1250</text:p>
          </table:table-cell>
          <table:table-cell office:value-type="string">
            <text:p>NULL</text:p>
          </table:table-cell>
          <table:table-cell office:value-type="string">
            <text:p>Tablets</text:p>
          </table:table-cell>
          <table:table-cell office:value-type="string">
            <text:p>http://hypproject.altervista.org/immagini/Devices/tablet/Apple_iPad_Pro_128_GB.jpg</text:p>
          </table:table-cell>
          <table:table-cell office:value-type="string">
            <text:p>http://hypproject.altervista.org/immagini/Devices/tablet/Apple_iPad_Pro_128_GB-2.jpg</text:p>
          </table:table-cell>
          <table:table-cell office:value-type="string">
            <text:p>iOS</text:p>
          </table:table-cell>
        </table:table-row>
        <table:table-row>
          <table:table-cell office:value-type="string">
            <text:p>Samsung Galaxy TAB A 9.7</text:p>
          </table:table-cell>
          <table:table-cell office:value-type="string">
            <text:p>The essential style and metallic frame enhance the new format 4: 3, giving the Galaxy TAB in a modern and sophisticated look, ensuring maximum mobility thanks to the 7.5 mm thick and only 456 grams of weight.
optimized viewing experience
 
Designed to be the most portable tablet category giving you a wider screen than other tablet. A new display, ideal for viewing optimally presentations, websites, publications, e-books and e-mail.
 
The 5 MP camera with auto focus allows for more clear and defined images with ease and in any condition. You can also easily scan QR codes and barcodes improving interaction with the world around you.
Interesting content and free services
 
The GALAXY TAB A experience is enriched by the many content now available for you. You can read your favorite magazines thanks to 6 months included with MagBox and enjoy a fantasitico e-book a month for a year with Kindle for Samsung.
excellent performance
 
Thanks to Quad Core 1.2GHz processor, 2GB of RAM, the latest version of Android Lollipop and Multiscreen feature, is the perfect device for those who try for the first time a Tablet and for those seeking a high-performance product.
fun and secure content for toddlers
 
With the Baby Mode children can use the Galaxy Tab A that has a its own area. This mode provides an enjoyable interface and protected.
continuous shooting
 
Thanks to the Continuous Shooting function, you can quickly capture a series of consecutive shots to capture every moment in rapid succession without losing a second. The Continuous Shot function can be activated simply by pressing and holding the Shutter icon.
Connection without problems
 
The Quick Connect * and Bluetooth between SmartTV and TAB To control the TV from the Tablet, share content, and turns the tablet into a second TV screen. * Available only with Tizen TV products with Bluetooth for sale in 2015 or later.</text:p>
          </table:table-cell>
          <table:table-cell office:value-type="string">
            <text:p>• Operating System Android 5.0
Display 9.7 "TFT
• Snapdragon ™ 410 processor QuadCore 1.2 GHz</text:p>
          </table:table-cell>
          <table:table-cell office:value-type="float" office:value="300">
            <text:p>300</text:p>
          </table:table-cell>
          <table:table-cell office:value-type="float" office:value="1">
            <text:p>1</text:p>
          </table:table-cell>
          <table:table-cell office:value-type="string">
            <text:p>Tablets</text:p>
          </table:table-cell>
          <table:table-cell office:value-type="string">
            <text:p>http://hypproject.altervista.org/immagini/Devices/tablet/Samsung_Galaxy_TAB_A_9.7-2.JPG</text:p>
          </table:table-cell>
          <table:table-cell office:value-type="string">
            <text:p>http://hypproject.altervista.org/immagini/Devices/tablet/Samsung_Galaxy_TAB_A_9.7-22.jpg</text:p>
          </table:table-cell>
          <table:table-cell office:value-type="string">
            <text:p>Android</text:p>
          </table:table-cell>
        </table:table-row>
        <table:table-row>
          <table:table-cell office:value-type="string">
            <text:p>TecnowareERA Plus 900</text:p>
          </table:table-cell>
          <table:table-cell office:value-type="string">
            <text:p>ERA PLUS 900 is a UPS (Uninterruptible Power Supply), specifically designed to protect the modem TIM Fiber from any failure of the power supply (blackouts, brownouts, surges, brownouts) due to frequent damage of Hardware and Software.
 
When it is present in the electrical network voltage, ERA PLUS 900 performs the functions of stabilizer and filters the frequently present power line disturbances (transients, spikes, interference, etc.), thus preserving the modem and any other devices connected to its output such as cordless phones purchased together with the offer of TIM Fiber; also charges the batteries optimally.</text:p>
          </table:table-cell>
          <table:table-cell office:value-type="string">
            <text:p>• easy installation
• Reduced weight and dimensions
• low noise</text:p>
          </table:table-cell>
          <table:table-cell office:value-type="float" office:value="80">
            <text:p>80</text:p>
          </table:table-cell>
          <table:table-cell office:value-type="string">
            <text:p>NULL</text:p>
          </table:table-cell>
          <table:table-cell office:value-type="string">
            <text:p>TV-SmartLiving</text:p>
          </table:table-cell>
          <table:table-cell office:value-type="string">
            <text:p>http://hypproject.altervista.org/immagini/TVandSmartliving/TecnowareERA_Plus_900.jpg</text:p>
          </table:table-cell>
          <table:table-cell office:value-type="string">
            <text:p>http://hypproject.altervista.org/immagini/TVandSmartliving/TecnowareERA_Plus_900-2.jpg</text:p>
          </table:table-cell>
          <table:table-cell office:value-type="string">
            <text:p>vario</text:p>
          </table:table-cell>
        </table:table-row>
        <table:table-row>
          <table:table-cell office:value-type="string">
            <text:p>Chromecast</text:p>
          </table:table-cell>
          <table:table-cell office:value-type="string">
            <text:p>With Chromecast TIMvision ports, your videos, photos and more on any TV using just a smartphone or tablet and a Wi-Fi connection, all without consuming GB. 
With the App TIMvision display cartoons, movies, TV series, documentaries increasingly on demand. Create your schedule without commercial interruptions and have more than 8,000 titles available in a single monthly subscription and the program starts whenever you want on your home TV.</text:p>
          </table:table-cell>
          <table:table-cell office:value-type="string">
            <text:p>With Chromecast, the device that connects smartphones and tablets to TV, you TIMvision included for three months.</text:p>
          </table:table-cell>
          <table:table-cell office:value-type="float" office:value="40">
            <text:p>40</text:p>
          </table:table-cell>
          <table:table-cell office:value-type="float" office:value="1">
            <text:p>1</text:p>
          </table:table-cell>
          <table:table-cell office:value-type="string">
            <text:p>TV-SmartLiving</text:p>
          </table:table-cell>
          <table:table-cell office:value-type="string">
            <text:p>http://hypproject.altervista.org/immagini/TVandSmartliving/chromecast.png</text:p>
          </table:table-cell>
          <table:table-cell office:value-type="string">
            <text:p>http://hypproject.altervista.org/immagini/TVandSmartliving/Chromecast_2.jpg</text:p>
          </table:table-cell>
          <table:table-cell office:value-type="string">
            <text:p>vario</text:p>
          </table:table-cell>
        </table:table-row>
        <table:table-row>
          <table:table-cell office:value-type="string">
            <text:p>Samsung Gear VR</text:p>
          </table:table-cell>
          <table:table-cell office:value-type="string">
            <text:p>Display
Wear the Gear VR and start enjoying your favorite show! The Super AMOLED display, the wide field of vision, precise sensor head-tracking and low latency introduce reality into the virtual world.
Compatibility
Gear VR is perfectly compatible with the Galaxy S smartphones (Galaxy S7, S7 edge, Galaxy S6, S6 and S6 edge edge +). All you have to do is connect your phone to have available all over the world and more.</text:p>
          </table:table-cell>
          <table:table-cell office:value-type="string">
            <text:p>• ergonomic design
• Compatible with Galaxy S7, S7 edge, Galaxy S6, S6 and S6 edge edge +
many content</text:p>
          </table:table-cell>
          <table:table-cell office:value-type="float" office:value="130">
            <text:p>130</text:p>
          </table:table-cell>
          <table:table-cell office:value-type="string">
            <text:p>NULL</text:p>
          </table:table-cell>
          <table:table-cell office:value-type="string">
            <text:p>TV-SmartLiving</text:p>
          </table:table-cell>
          <table:table-cell office:value-type="string">
            <text:p>http://hypproject.altervista.org/immagini/TVandSmartliving/Samsung_Gear_VR.jpg</text:p>
          </table:table-cell>
          <table:table-cell office:value-type="string">
            <text:p>http://hypproject.altervista.org/immagini/TVandSmartliving/Samsung_Gear_VR_2.jpg</text:p>
          </table:table-cell>
          <table:table-cell office:value-type="string">
            <text:p>vario</text:p>
          </table:table-cell>
        </table:table-row>
        <table:table-row>
          <table:table-cell office:value-type="string">
            <text:p>Repeater Wi-Fi ZyXEL AC750</text:p>
          </table:table-cell>
          <table:table-cell office:value-type="string">
            <text:p>ZyXEL WRE6505 AC750 Wireless Range Extender allows you to easily extend existing wireless 802.11 b / g / n / ac so easy and quick. Simply connect the repeater directly to the power and the LED signal strength indicator socket allows you to determine the ideal mounting location. The one-click Wi-Fi Protected Setup (WPS Button on page 12), calls for the installation of wireless clients without frustration and complete in a few steps to access network configuration.</text:p>
          </table:table-cell>
          <table:table-cell office:value-type="string">
            <text:p>• simultaneous operation at 2.4 and 5 GHz
• Transmission speed up to 750 Mbps
• Wi-Fi compatibility b / g / n 2.4 GHz and Wi-Fi n / ac to 5 GHz
• Association to the modem in WPS</text:p>
          </table:table-cell>
          <table:table-cell office:value-type="float" office:value="50">
            <text:p>50</text:p>
          </table:table-cell>
          <table:table-cell office:value-type="float" office:value="1">
            <text:p>1</text:p>
          </table:table-cell>
          <table:table-cell office:value-type="string">
            <text:p>Modem-Networking</text:p>
          </table:table-cell>
          <table:table-cell office:value-type="string">
            <text:p>http://hypproject.altervista.org/immagini/Modem%20e%20networking/blocchetto-repeater-zyxel-ac750.png</text:p>
          </table:table-cell>
          <table:table-cell office:value-type="string">
            <text:p>http://hypproject.altervista.org/immagini/Modem%20e%20networking/Repeater_Wi-Fi_ZyXEL_AC750.jpg</text:p>
          </table:table-cell>
          <table:table-cell office:value-type="string">
            <text:p>vario</text:p>
          </table:table-cell>
        </table:table-row>
        <table:table-row>
          <table:table-cell office:value-type="string">
            <text:p>Tim Pack Wifi Car</text:p>
          </table:table-cell>
          <table:table-cell office:value-type="string">
            <text:p>Buy New Car Pack, and you can connect even when you travel with so many extra benefits:
 
Modem wi-fi + 4G Car Adapter + ACI Global services for 6 months.
 
Combining a year of internet traffic you can buy your modem wi-fi Car Pack 4G discounted at 50 € instead of € 99.90. Find out the details of annual offers: Annual Internet 50GB and 100GB annual Internet .</text:p>
          </table:table-cell>
          <table:table-cell office:value-type="string">
            <text:p>• Modem WI-FI CarPack4G
• promotional PIN code for 6 months of ACI Global Support Services
• power supply unit
• Car Adapter</text:p>
          </table:table-cell>
          <table:table-cell office:value-type="float" office:value="100">
            <text:p>100</text:p>
          </table:table-cell>
          <table:table-cell office:value-type="string">
            <text:p>NULL</text:p>
          </table:table-cell>
          <table:table-cell office:value-type="string">
            <text:p>Modem-Networking</text:p>
          </table:table-cell>
          <table:table-cell office:value-type="string">
            <text:p>http://hypproject.altervista.org/immagini/Modem%20e%20networking/80811_TIM_Pack_WiFi_Car.jpg</text:p>
          </table:table-cell>
          <table:table-cell office:value-type="string">
            <text:p>http://hypproject.altervista.org/immagini/Modem%20e%20networking/TIM-Card-WiFi-Car-4G.jpg</text:p>
          </table:table-cell>
          <table:table-cell office:value-type="string">
            <text:p>vario</text:p>
          </table:table-cell>
        </table:table-row>
        <table:table-row>
          <table:table-cell office:value-type="string">
            <text:p>Tim Modem 4G Wifi</text:p>
          </table:table-cell>
          <table:table-cell office:value-type="string">
            <text:p>Technology
4G - DC-HSDPA - HSPA + - HSDPA - HSUPA - EDGE / GPRS
 
Frequencies
4G: 800/1800/2600 Mhz, download up to 70Mbps, uploads up to 50Mbps 
DC-HSDPA: 900/2100 MHz, up to 42.2Mbps download 
HSPA +: 900/2100 MHz, download up to 21.1 Mbps 
HSDPA: 900/2100 MHz, download up to 14.4 Mbps 
HSUPA: 900/2100 MHz, uploads up to 5.76 Mbps 
EDGE / GPRS: 850/900/1800/1900 MHz
 
Package Contents
Modem 4G Wi-Fi - TIM Card with 5 euro of prepaid traffic included - Mains adapter - USB cable - Quick Guide
 
System requirements
Compatibility is total for all Wi-Fi certified devices (802.11b / g / n).</text:p>
          </table:table-cell>
          <table:table-cell office:value-type="string">
            <text:p>L'innovativa tecnologia LTE (Long Term Evolution) consente di raggiungere fino a 70 Mbps in ricezione e 50 Mbps in trasmissione. Il Modem wifi TIM 4G LTE consente anche il collegamento Wi-Fi fino a 10 dispositivi. Il supporto memoria MicroSD Card fino a 32GB rende possibile condividere file tra gli utenti collegati.</text:p>
          </table:table-cell>
          <table:table-cell office:value-type="float" office:value="130">
            <text:p>130</text:p>
          </table:table-cell>
          <table:table-cell office:value-type="float" office:value="1">
            <text:p>1</text:p>
          </table:table-cell>
          <table:table-cell office:value-type="string">
            <text:p>Modem-Networking</text:p>
          </table:table-cell>
          <table:table-cell office:value-type="string">
            <text:p>http://hypproject.altervista.org/immagini/Modem%20e%20networking/modem_wifi_4g_760x760.png</text:p>
          </table:table-cell>
          <table:table-cell office:value-type="string">
            <text:p>http://hypproject.altervista.org/immagini/Modem%20e%20networking/blocchetto_modem_fibra_tim_01.png</text:p>
          </table:table-cell>
          <table:table-cell office:value-type="string">
            <text:p>vario</text:p>
          </table:table-cell>
        </table:table-row>
        <table:table-row>
          <table:table-cell office:value-type="string">
            <text:p>Galaxy Gear S</text:p>
          </table:table-cell>
          <table:table-cell office:value-type="string">
            <text:p>21 Mbps HSDPA / UMTS / EDGE / GPRS - Wi-Fi - Bluetooth - Micro USB 
frequencies
2G: 900/1800 - 3G: 900/2100
Display		Touch 2 "
SIM format		dwarf
internal memory	4GB </text:p>
          </table:table-cell>
          <table:table-cell office:value-type="string">
            <text:p>Multifunction Intelligent Clock
Display 2 "curved Super AMOLED
Dual Core 1GHz processor
IP67 certification</text:p>
          </table:table-cell>
          <table:table-cell office:value-type="float" office:value="350">
            <text:p>350</text:p>
          </table:table-cell>
          <table:table-cell office:value-type="float" office:value="1">
            <text:p>1</text:p>
          </table:table-cell>
          <table:table-cell office:value-type="string">
            <text:p>TV-SmartLiving</text:p>
          </table:table-cell>
          <table:table-cell office:value-type="string">
            <text:p>http://hypproject.altervista.org/immagini/Devices/Galaxy_Gear_S.jpg</text:p>
          </table:table-cell>
          <table:table-cell office:value-type="string">
            <text:p>http://hypproject.altervista.org/immagini/Devices/Galaxy_Gear_S_2.jpg</text:p>
          </table:table-cell>
          <table:table-cell office:value-type="string">
            <text:p>vario</text:p>
          </table:table-cell>
        </table:table-row>
      </table:table>
      <table:table table:name="devicecategory">
        <table:table-row>
          <table:table-cell office:value-type="string">
            <text:p>Smartphones</text:p>
          </table:table-cell>
          <table:table-cell office:value-type="string">
            <text:p>http://hypproject.altervista.org/img/device-categories/01_SmartphoneTelefoni_1.png</text:p>
          </table:table-cell>
        </table:table-row>
        <table:table-row>
          <table:table-cell office:value-type="string">
            <text:p>Tablets</text:p>
          </table:table-cell>
          <table:table-cell office:value-type="string">
            <text:p>http://hypproject.altervista.org/img/device-categories/02_TabletComputer.png</text:p>
          </table:table-cell>
        </table:table-row>
        <table:table-row>
          <table:table-cell office:value-type="string">
            <text:p>Modem-Networking</text:p>
          </table:table-cell>
          <table:table-cell office:value-type="string">
            <text:p>http://hypproject.altervista.org/img/device-categories/03_ModemChiavette.png</text:p>
          </table:table-cell>
        </table:table-row>
        <table:table-row>
          <table:table-cell office:value-type="string">
            <text:p>TV-SmartLiving</text:p>
          </table:table-cell>
          <table:table-cell office:value-type="string">
            <text:p>http://hypproject.altervista.org/img/device-categories/04_TVDigitalHome.png</text:p>
          </table:table-cell>
        </table:table-row>
      </table:table>
      <table:table table:name="smart life">
        <table:table-row>
          <table:table-cell office:value-type="string">
            <text:p>TIMhome</text:p>
          </table:table-cell>
          <table:table-cell office:value-type="string">
            <text:p>Would you like control your appliances in your home?
Would you like enable / disable your remote electrical appliances using only a watch?
 
Then the TIMhome service is for you!
 
What are you waiting for! The service is in promotion! Get Them Now!</text:p>
          </table:table-cell>
          <table:table-cell office:value-type="string">
            <text:p>DESCRIPTION:
 
This service allows you to comunicate with appliances you have (those equipped with Wi-Fi antenna) through the use of a smartwatch. The technology is very simple: just connect your devices and appliances to our repeter Wi-Fi and you can control them with the smartwatch "Galaxy Gear S"!</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row>
        <table:table-row>
          <table:table-cell office:value-type="string">
            <text:p>TIMreading</text:p>
          </table:table-cell>
          <table:table-cell office:value-type="string">
            <text:p>You want to be informed by the early morning hours? As I flip through TIM Digital offer you can read your favorite newspaper every day on your PC, tablet or smartphone. The best information is always with you.
 
Choose from the main Italian newspapers full of attachments and local editions: Corriere della Sera, La Repubblica, Il Messaggero, La Gazzetta dello Sport, La Stampa, Il Mattino, Il Gazzettino, Il Corriere Adriatico, Il Nuovo Quotidiano di Puglia, The Nation , Il Resto del Carlino and the Day.
 
And with TIM purchases credit card and the first month is free!</text:p>
          </table:table-cell>
          <table:table-cell office:value-type="string">
            <text:p>OFFER DETAILS &amp; RESTRICTIONS
All prices include taxes.
Flip through the digital de la Repubblica, Corriere della Sera, Il Messaggero, Il Mattino, La Stampa, Il Gazzettino, La Gazzetta dello Sport, the Corriere Adriatico, Il Nuovo Quotidiano di Puglia, La Nazione, Il Resto del Carlino, Day, are activated by TIM rechargeable customers by direct debit from your credit card.
The accepted credit cards are those of VISA, MASTERCARD, AMEX; They are not accepted cards Prepaid credit.
All flip through digital offers are proposed in the monthly subscription automatically renewed, unless deactivation by the customer.
You can turn off the offer at any time, free of charge by calling Customer Service or by accessing the section 119 MyTIM Site Mobile.
The monthly subscription to the daily starts from the date of activation of the offer. The customer must click on the link in the SMS confirming activation of the offer and define the credentials to browse the newspaper on the site or on the App of the head ..
You 'can turn the leaf through service even if the line is included in the Black List for value-added services.
The flip through smartphones is only available for some titles. Consult devices compatible with each newspaper on timreading.it
The offer will be activated within a maximum of 48 hours of request. The validity of the offer is confirmed automatically every 30 days.</text:p>
          </table:table-cell>
          <table:table-cell office:value-type="string">
            <text:p>HOW TO ACTIVATE
 
You can enable online offer or at the Shops TIM.
The offer is activated on your number of rechargeable phone at most within 48 hours of request and provides free activation and the first month free.
 
After receiving the confirmation SMS activation of the offer on the SIM to benefit from the service you will need to flip through:
 
complete the activation by clicking on the link in the SMS confirming the activation
establish your credentials (username and password) to flip through the digital
download the application to the head choice or connect to the web site / tablet / smartphone * and enter in your login credentials
 
* The flip through smartphones is only available for some titles. Discover devices compatible with each newspaper on timreading.it</text:p>
          </table:table-cell>
          <table:table-cell office:value-type="string">
            <text:p>- What is Sfoglio Digital TIM?
 
And 'the TIM offer that allows you to read and browse in digital your favorite newspaper every day, on all your devices: PC, tablet, smartphone.

- As I flip through the digital TIM cost?
 
The offer has a cost that varies between € 15.99 and € 19.99 per month on the basis of the newspaper chosen, with the first month free and free activation.
By purchasing the offer, active monthly subscription automatically renewed every 30 days unless canceled. After the first month, if you turn off the service, you will begin to pay the combined monthly cost.

- What is Sfoglio Digital TIM?
 
And 'the TIM offer that allows you to read and browse in digital your favorite newspaper every day, on all your devices: PC, tablet, smartphone.

- What is Sfoglio Digital TIM?
 
And 'the TIM offer that allows you to read and browse in digital your favorite newspaper every day, on all your devices: PC, tablet, smartphone.</text:p>
          </table:table-cell>
          <table:table-cell office:value-type="string">
            <text:p/>
          </table:table-cell>
          <table:table-cell office:value-type="float" office:value="20">
            <text:p>20</text:p>
          </table:table-cell>
        </table:table-row>
        <table:table-row>
          <table:table-cell office:value-type="string">
            <text:p>Transport</text:p>
          </table:table-cell>
          <table:table-cell office:value-type="string">
            <text:p>HOW DOES IT WORK
 
Open TIM Wallet and get access to Showcase Services.
If the city you're interested in is enabled, click and buy the ticket.
Pay with your phone bill (if you are a customer Rechargeable) or by charge on the bill (if you are a customer with a subscription).
 
Warning: you will be charged the cost of the ticket plus the cost of the SMS request (€ 19.90 cents including VAT).
 
Receive a text message, the ticket is valid from that moment without the need for additional validation.
You can find the e-ticket directly to the TIM Wallet in your wallet, you can renew it when it expires. In the case of controls, displays the confirmation SMS you received.
 
In Milan you can also use the QRCode mode. After purchasing your metro ticket and received the SMS, also receive QRCode that allows you to open the turnstiles subway. It 'just view the QRCode and pull over your smartphone display the appropriate player.</text:p>
          </table:table-cell>
          <table:table-cell office:value-type="string">
            <text:p/>
          </table:table-cell>
          <table:table-cell office:value-type="string">
            <text:p/>
          </table:table-cell>
          <table:table-cell office:value-type="string">
            <text:p>- How much it costs to buy a ticket?
 
Using TIM Wallet involves the consumer Internet traffic, for which applies to your data plan. They will also be charged the cost of the SMS of the ticket request (€ 19.90 cents including VAT). The total cost will be deducted from your phone bill (if you are a customer Rechargeable) or by charge on the bill (if you are a customer with a subscription).

- What kind of tickets you can buy?
 
You can buy public transport tickets for all city and suburban in several Italian cities.

- How do I buy a ticket?
 
To buy a ticket to get access transport services window, select the desired city, choose the electronic ticket and click "Buy." You'll receive a summary SMS, the ticket will be valid from that moment without the need for additional validation.</text:p>
          </table:table-cell>
          <table:table-cell office:value-type="string">
            <text:p>http://hypproject.altervista.org/img/all-smartlife/Transport-img.png</text:p>
          </table:table-cell>
          <table:table-cell office:value-type="float" office:value="0">
            <text:p>0</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1.7</meta:generator>
    <meta:initial-creator>phpMyAdmin 4.1.7</meta:initial-creator>
    <meta:creation-date>2016-06-17T16:32:27</meta:creation-date>
  </office:meta>
</office:document-meta>
</file>